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7000001335417D5D5.png" manifest:media-type="image/png"/>
  <manifest:file-entry manifest:full-path="Pictures/100000000000049D0000049DE071B7E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ch2_options="{'Style': 'default', 'Language': 'Fortra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8.719cm" loext:decorative="false"/>
      <style:paragraph-properties style:writing-mode="lr-tb"/>
    </style:style>
    <style:style style:name="gr3" style:family="graphic" style:parent-style-name="text">
      <style:graphic-properties draw:textarea-vertical-align="middle" draw:auto-grow-height="false" fo:min-height="0.485cm" fo:min-width="3.172cm" loext:decorative="false"/>
    </style:style>
    <style:style style:name="pr1" style:family="presentation" style:parent-style-name="MF-ModelePresentation-title">
      <style:graphic-properties draw:auto-grow-height="true" fo:min-height="5.011cm" loext:decorative="false"/>
      <style:paragraph-properties style:writing-mode="lr-tb"/>
    </style:style>
    <style:style style:name="pr2" style:family="presentation" style:parent-style-name="MF-ModelePresentation-title">
      <style:graphic-properties fo:min-height="2.7cm" loext:decorative="false"/>
      <style:paragraph-properties style:writing-mode="lr-tb"/>
    </style:style>
    <style:style style:name="pr3" style:family="presentation" style:parent-style-name="MF-ModelePresentation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F-ModelePresentation1-title">
      <style:graphic-properties fo:min-height="1.71cm" loext:decorative="false"/>
      <style:paragraph-properties style:writing-mode="lr-tb"/>
    </style:style>
    <style:style style:name="pr5" style:family="presentation" style:parent-style-name="MF-ModelePresentation1-outline1">
      <style:graphic-properties fo:min-height="14.9cm" loext:decorative="false"/>
      <style:paragraph-properties style:writing-mode="lr-tb"/>
    </style:style>
    <style:style style:name="pr6" style:family="presentation" style:parent-style-name="MF-ModelePresentation1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MF-ModelePresentation1-title">
      <style:graphic-properties draw:auto-grow-height="true" fo:min-height="1.71cm" loext:decorative="false"/>
      <style:paragraph-properties style:writing-mode="lr-tb"/>
    </style:style>
    <style:style style:name="pr8" style:family="presentation" style:parent-style-name="MF-ModelePresentation1-title">
      <style:graphic-properties draw:auto-grow-height="true" fo:min-height="1.889cm" loext:decorative="false"/>
      <style:paragraph-properties style:writing-mode="lr-tb"/>
    </style:style>
    <style:style style:name="pr9" style:family="presentation" style:parent-style-name="MF-ModelePresentation1-outline1">
      <style:graphic-properties fo:min-height="16.55cm" loext:decorative="false"/>
      <style:paragraph-properties style:writing-mode="lr-tb"/>
    </style:style>
    <style:style style:name="pr10" style:family="presentation" style:parent-style-name="MF-ModelePresentation1-notes">
      <style:graphic-properties draw:fill-color="#ffffff" draw:auto-grow-height="true" fo:min-height="13.364cm" loext:decorative="false"/>
      <style:paragraph-properties style:writing-mode="lr-tb"/>
    </style:style>
    <style:style style:name="pr11" style:family="presentation" style:parent-style-name="MF-ModelePresentation1-outline1">
      <style:graphic-properties ch2_options="{'Style': 'default', 'Language': 'Fortran', 'UseCharStyles': False, 'LineNumberRatio': 100, 'LineNumberStart': 1, 'MasterCharStyle': '', 'ShowLineNumbers': 0, 'ColourizeBackground': 1, 'LineNumberSeparator': '  ', 'LineNumberPaddingSymbol': '', 'StoreOptionsWithSnippet': 1}" draw:fill="solid" draw:fill-color="#f8f8f8" fo:min-height="14.9cm" loext:decorative="false"/>
      <style:paragraph-properties style:writing-mode="lr-tb"/>
    </style:style>
    <style:style style:name="P1" style:family="paragraph">
      <style:text-properties style:use-window-font-color="true" loext:opacity="0%"/>
    </style:style>
    <style:style style:name="P2" style:family="paragraph">
      <style:text-properties style:use-window-font-color="true" loext:opacity="0%" fo:font-size="22pt" fo:font-weight="normal" style:font-size-asian="22pt" style:font-weight-asian="normal" style:font-size-complex="22pt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8f8f8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43cm" fo:margin-bottom="0cm" fo:text-indent="0cm" loext:tab-stop-distance="0cm">
        <style:tab-stops/>
      </style:paragraph-properties>
    </style:style>
    <style:style style:name="P7" style:family="paragraph">
      <style:paragraph-properties fo:text-align="start"/>
    </style:style>
    <style:style style:name="P8" style:family="paragraph">
      <style:paragraph-properties fo:text-align="start" loext:tab-stop-distance="0cm">
        <style:tab-stops/>
      </style:paragraph-properties>
    </style:style>
    <style:style style:name="T1" style:family="text">
      <style:text-properties style:use-window-font-color="true" loext:opacity="0%" fo:language="fr" fo:country="FR"/>
    </style:style>
    <style:style style:name="T2" style:family="text">
      <style:text-properties style:use-window-font-color="true" loext:opacity="0%" fo:font-size="22pt" fo:language="fr" fo:country="FR" fo:font-weight="normal" style:font-size-asian="22pt" style:font-weight-asian="normal" style:font-size-complex="22pt" style:font-weight-complex="normal"/>
    </style:style>
    <style:style style:name="T3" style:family="text">
      <style:text-properties fo:color="#008000" loext:opacity="100%" fo:font-size="18pt" fo:language="zxx" fo:country="none" fo:font-style="normal" style:text-underline-style="none" fo:font-weight="bold" fo:background-color="transparent"/>
    </style:style>
    <style:style style:name="T4" style:family="text">
      <style:text-properties fo:color="#000000" loext:opacity="100%" fo:font-size="18pt" fo:language="zxx" fo:country="none" fo:font-style="normal" style:text-underline-style="none" fo:font-weight="normal" fo:background-color="transparent"/>
    </style:style>
    <style:style style:name="T5" style:family="text">
      <style:text-properties fo:color="#9c6500" loext:opacity="100%" fo:font-size="18pt" fo:language="zxx" fo:country="none" fo:font-style="normal" style:text-underline-style="none" fo:font-weight="normal" fo:background-color="transparent"/>
    </style:style>
    <style:style style:name="T6" style:family="text">
      <style:text-properties fo:color="#bbbbbb" loext:opacity="100%" fo:font-size="18pt" fo:language="zxx" fo:country="none" fo:font-style="normal" style:text-underline-style="none" fo:font-weight="normal" fo:background-color="transparent"/>
    </style:style>
    <style:style style:name="T7" style:family="text">
      <style:text-properties fo:color="#b00040" loext:opacity="100%" fo:font-size="18pt" fo:language="zxx" fo:country="none" fo:font-style="normal" style:text-underline-style="none" fo:font-weight="normal" fo:background-color="transparent"/>
    </style:style>
    <style:style style:name="T8" style:family="text">
      <style:text-properties fo:color="#666666" loext:opacity="100%" fo:font-size="18pt" fo:language="zxx" fo:country="none" fo:font-style="normal" style:text-underline-style="none" fo:font-weight="normal" fo:background-color="transparent"/>
    </style:style>
    <style:style style:name="T9" style:family="text">
      <style:text-properties fo:color="#ba2121" loext:opacity="100%" fo:font-size="18pt" fo:language="zxx" fo:country="none" fo:font-style="normal" style:text-underline-style="none" fo:font-weight="normal" fo:background-color="transparent"/>
    </style:style>
    <style:style style:name="T10" style:family="text">
      <style:text-properties style:use-window-font-color="true" loext:opacity="0%" fo:font-size="18pt" fo:language="zxx" fo:country="none" fo:font-style="normal" style:text-underline-style="none" fo:font-weight="normal" fo:background-color="transparent"/>
    </style:style>
    <style:style style:name="T11" style:family="text">
      <style:text-properties fo:language="fr" fo:country="FR"/>
    </style:style>
    <style:style style:name="T12" style:family="text">
      <style:text-properties fo:language="en" fo:country="US"/>
    </style:style>
    <style:style style:name="T13" style:family="text">
      <style:text-properties fo:color="#008000" loext:opacity="100%" fo:font-size="22pt" fo:language="zxx" fo:country="none" fo:font-style="normal" style:text-underline-style="none" fo:font-weight="bold" fo:background-color="transparent"/>
    </style:style>
    <style:style style:name="T14" style:family="text">
      <style:text-properties fo:color="#008000" loext:opacity="100%" fo:font-size="20pt" fo:language="zxx" fo:country="none" fo:font-style="normal" style:text-underline-style="none" fo:font-weight="bold" fo:background-color="transparent" style:font-size-asian="26pt" style:font-size-complex="26pt"/>
    </style:style>
    <style:style style:name="T15" style:family="text">
      <style:text-properties fo:color="#000000" loext:opacity="100%" fo:font-size="20pt" fo:language="zxx" fo:country="none" fo:font-style="normal" style:text-underline-style="none" fo:font-weight="normal" fo:background-color="transparent" style:font-size-asian="26pt" style:font-size-complex="26pt"/>
    </style:style>
    <style:style style:name="T16" style:family="text">
      <style:text-properties fo:color="#bbbbbb" loext:opacity="100%" fo:font-size="20pt" fo:language="zxx" fo:country="none" fo:font-style="normal" style:text-underline-style="none" fo:font-weight="normal" fo:background-color="transparent" style:font-size-asian="26pt" style:font-size-complex="26pt"/>
    </style:style>
    <style:style style:name="T17" style:family="text">
      <style:text-properties fo:color="#666666" loext:opacity="100%" fo:font-size="20pt" fo:language="zxx" fo:country="none" fo:font-style="normal" style:text-underline-style="none" fo:font-weight="normal" fo:background-color="transparent" style:font-size-asian="26pt" style:font-size-complex="26pt"/>
    </style:style>
    <style:style style:name="T18" style:family="text">
      <style:text-properties fo:color="#008000" loext:opacity="100%" fo:font-size="20pt" fo:language="zxx" fo:country="none" fo:font-style="normal" style:text-underline-style="none" fo:font-weight="normal" fo:background-color="transparent" style:font-size-asian="26pt" style:font-size-complex="26pt"/>
    </style:style>
    <style:style style:name="T19" style:family="text">
      <style:text-properties fo:color="#3d7b7b" loext:opacity="100%" fo:font-size="20pt" fo:language="zxx" fo:country="none" fo:font-style="italic" style:text-underline-style="none" fo:font-weight="normal" fo:background-color="transparent" style:font-size-asian="26pt" style:font-size-complex="26pt"/>
    </style:style>
    <style:style style:name="T20" style:family="text">
      <style:text-properties style:use-window-font-color="true" loext:opacity="0%" fo:font-size="22pt" fo:language="zxx" fo:country="none" fo:font-style="normal" style:text-underline-style="none" fo:font-weight="normal" fo:background-color="transparent"/>
    </style:style>
    <style:style style:name="T21" style:family="text">
      <style:text-properties fo:color="#b00040" loext:opacity="100%" fo:font-size="22pt" fo:language="zxx" fo:country="none" fo:font-style="normal" style:text-underline-style="none" fo:font-weight="normal" fo:background-color="transparent"/>
    </style:style>
    <style:style style:name="T22" style:family="text">
      <style:text-properties fo:color="#bbbbbb" loext:opacity="100%" fo:font-size="22pt" fo:language="zxx" fo:country="none" fo:font-style="normal" style:text-underline-style="none" fo:font-weight="normal" fo:background-color="transparent"/>
    </style:style>
    <style:style style:name="T23" style:family="text">
      <style:text-properties fo:color="#000000" loext:opacity="100%" fo:font-size="22pt" fo:language="zxx" fo:country="none" fo:font-style="normal" style:text-underline-style="none" fo:font-weight="normal" fo:background-color="transparent"/>
    </style:style>
    <style:style style:name="T24" style:family="text">
      <style:text-properties fo:color="#3d7b7b" loext:opacity="100%" fo:font-size="22pt" fo:language="zxx" fo:country="none" fo:font-style="italic" style:text-underline-style="none" fo:font-weight="normal" fo:background-color="transparent"/>
    </style:style>
    <style:style style:name="T25" style:family="text">
      <style:text-properties fo:color="#666666" loext:opacity="100%" fo:font-size="22pt" fo:language="zxx" fo:country="none" fo:font-style="normal" style:text-underline-style="none" fo:font-weight="normal" fo:background-color="transparent"/>
    </style:style>
    <style:style style:name="T26" style:family="text">
      <style:text-properties fo:color="#008000" loext:opacity="100%" fo:font-size="22pt" fo:language="zxx" fo:country="none" fo:font-style="normal" style:text-underline-style="none" fo:font-weight="normal" fo:background-color="transparent"/>
    </style:style>
    <style:style style:name="T27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28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9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30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31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32" style:family="text">
      <style:text-properties fo:color="#b00040" loext:opacity="100%" fo:language="zxx" fo:country="none" fo:font-style="normal" style:text-underline-style="none" fo:font-weight="normal" fo:background-color="transparent"/>
    </style:style>
    <style:style style:name="T33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34" style:family="text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35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1.4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1.4cm"/>
        <style:text-properties fo:font-family="'Segoe UI'" style:font-style-name="Normal" style:use-window-font-color="true" fo:font-size="80%"/>
      </text:list-level-style-bullet>
      <text:list-level-style-bullet text:level="3" text:bullet-char="►">
        <style:list-level-properties text:space-before="2.8cm" text:min-label-width="1.4cm"/>
        <style:text-properties fo:font-family="'Noto Sans'" style:font-style-name="Regular" style:font-family-generic="swiss" style:use-window-font-color="true" fo:font-size="50%"/>
      </text:list-level-style-bullet>
      <text:list-level-style-bullet text:level="4" text:bullet-char="—">
        <style:list-level-properties text:space-before="4.2cm" text:min-label-width="1.4cm"/>
        <style:text-properties fo:font-family="'Noto Sans'" style:font-style-name="Regular" style:font-family-generic="swiss" style:use-window-font-color="true" fo:font-size="75%"/>
      </text:list-level-style-bullet>
      <text:list-level-style-bullet text:level="5" text:bullet-char="»">
        <style:list-level-properties text:space-before="5.4cm" text:min-label-width="1.4cm"/>
        <style:text-properties fo:font-family="'Segoe UI'" style:font-style-name="Normal" style:use-window-font-color="true" fo:font-size="100%"/>
      </text:list-level-style-bullet>
      <text:list-level-style-bullet text:level="6" text:bullet-char="»">
        <style:list-level-properties text:space-before="6.6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7" text:bullet-char="»">
        <style:list-level-properties text:space-before="7.8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1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F-ModelePresentation" presentation:presentation-page-layout-name="AL1T0">
        <office:forms form:automatic-focus="false" form:apply-design-mode="false"/>
        <draw:frame presentation:style-name="pr1" draw:text-style-name="P1" draw:layer="layout" svg:width="25.2cm" svg:height="5.011cm" svg:x="1.782cm" svg:y="8.024cm" presentation:class="title" presentation:user-transformed="true">
          <draw:text-box>
            <text:p><text:span text:style-name="T1">Hands-on, fypp and Field API</text:span></text:p>
          </draw:text-box>
        </draw:frame>
        <draw:frame presentation:style-name="pr2" draw:text-style-name="P2" draw:layer="layout" svg:width="24.382cm" svg:height="2.7cm" svg:x="1.836cm" svg:y="13.629cm" presentation:class="title" presentation:user-transformed="true">
          <draw:text-box>
            <text:p><text:span text:style-name="T2">Judicaël Grasset, MétéoFrance</text:span><text:span text:style-name="T2"><text:line-break/></text:span><text:span text:style-name="T2">ACCORD Working Week Oct. 2025, Toulous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F-ModelePresentation1" presentation:presentation-page-layout-name="AL2T1">
        <office:forms form:automatic-focus="false" form:apply-design-mode="false"/>
        <draw:frame presentation:style-name="pr4" draw:layer="layout" svg:width="23.467cm" svg:height="1.71cm" svg:x="5.256cm" svg:y="0.69cm" presentation:class="title" presentation:user-transformed="true">
          <draw:text-box>
            <text:p>Fypp</text:p>
          </draw:text-box>
        </draw:frame>
        <draw:frame presentation:style-name="pr5" draw:layer="layout" svg:width="28.223cm" svg:height="15.15cm" svg:x="0.758cm" svg:y="3.767cm" presentation:class="outline">
          <draw:text-box>
            <text:list text:style-name="L2">
              <text:list-item>
                <text:p>Fypp is a Python powered preprocessor for Fortran.</text:p>
              </text:list-item>
              <text:list-item>
                <text:p><text:a xlink:href="https://github.com/aradi/fypp" xlink:type="simple">https://github.com/aradi/fypp</text:a></text:p>
              </text:list-item>
              <text:list-item>
                <text:p>Can be a mean to counter the lack of generic in Fortran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20.399cm" svg:height="8.969cm" svg:x="2.752cm" svg:y="8.996cm">
          <draw:text-box>
            <text:p><text:span text:style-name="T3">interface </text:span><text:span text:style-name="T4">myfunc</text:span></text:p>
            <text:p><text:span text:style-name="T5">#:for dtype in ['real', 'dreal', 'complex', 'dcomplex']</text:span></text:p>
            <text:p><text:span text:style-name="T6"><text:s text:c="2"/></text:span><text:span text:style-name="T3">module procedure </text:span><text:span text:style-name="T4">myfunc_${dtype}$</text:span></text:p>
            <text:p><text:span text:style-name="T5">#:endfor</text:span></text:p>
            <text:p><text:span text:style-name="T3">end interface </text:span><text:span text:style-name="T4">myfunc</text:span></text:p>
            <text:p><text:span text:style-name="T6"/></text:p>
            <text:p><text:span text:style-name="T7">character</text:span><text:span text:style-name="T4">(</text:span><text:span text:style-name="T8">*</text:span><text:span text:style-name="T4">),</text:span><text:span text:style-name="T6"> </text:span><text:span text:style-name="T3">parameter</text:span><text:span text:style-name="T6"> </text:span><text:span text:style-name="T3">::</text:span><text:span text:style-name="T6"> </text:span><text:span text:style-name="T4">comp_date</text:span><text:span text:style-name="T6"> </text:span><text:span text:style-name="T8">=</text:span><text:span text:style-name="T6"> </text:span><text:span text:style-name="T9">"${time.strftime('%Y-%m-%d')}$"</text:span></text:p>
            <text:p><text:span text:style-name="T10"/></text:p>
          </draw:text-box>
        </draw:frame>
        <presentation:notes draw:style-name="dp2">
          <draw:page-thumbnail draw:style-name="gr1" draw:layer="layout" svg:width="16.673cm" svg:height="11.744cm" svg:x="2.21cm" svg:y="1.558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F-ModelePresentation1" presentation:presentation-page-layout-name="AL2T1">
        <office:forms form:automatic-focus="false" form:apply-design-mode="false"/>
        <draw:frame presentation:style-name="pr7" draw:layer="layout" svg:width="23.467cm" svg:height="1.71cm" svg:x="5.456cm" svg:y="0.69cm" presentation:class="title" presentation:user-transformed="true">
          <draw:text-box>
            <text:p>What is field API ?</text:p>
          </draw:text-box>
        </draw:frame>
        <draw:frame presentation:style-name="pr5" draw:layer="layout" svg:width="28.223cm" svg:height="15.15cm" svg:x="0.758cm" svg:y="3.767cm" presentation:class="outline">
          <draw:text-box>
            <text:list text:style-name="L2">
              <text:list-item>
                <text:p text:style-name="P6"/>
              </text:list-item>
              <text:list-item>
                <text:p text:style-name="P6"><text:span text:style-name="T11">Field API is a library </text:span><text:span text:style-name="T12">developped jointly</text:span><text:span text:style-name="T11"> by Météo-France and ECMWF.</text:span></text:p>
                <text:p text:style-name="P6"><text:span text:style-name="T11"/></text:p>
              </text:list-item>
              <text:list-item>
                <text:p text:style-name="P6"><text:span text:style-name="T11">The aim of the library is to ease the porting of the code on GPU by providing a light abstraction over the directives used to transfer the data to and from the GPU and abstract the set of directives used (OpenACC, OpenMP, CUDA).</text:span></text:p>
              </text:list-item>
              <text:list-item>
                <text:p text:style-name="P6"><text:span text:style-name="T11"/></text:p>
              </text:list-item>
              <text:list-item>
                <text:p text:style-name="P6"><text:span text:style-name="T11">Made in object-oriented fortran, with a high dose of fypp.</text:span></text:p>
              </text:list-item>
              <text:list-item>
                <text:p text:style-name="P6"><text:span text:style-name="T11"/></text:p>
              </text:list-item>
              <text:list-item>
                <text:p text:style-name="P6"><text:span text:style-name="T11"/></text:p>
              </text:list-item>
              <text:list-item>
                <text:p text:style-name="P6"><text:span text:style-name="T11"/></text:p>
              </text:list-item>
              <text:list-item>
                <text:p text:style-name="P6"><text:span text:style-name="T11"/></text:p>
              </text:list-item>
              <text:list-item>
                <text:p text:style-name="P6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F-ModelePresentation1" presentation:presentation-page-layout-name="AL2T1">
        <office:forms form:automatic-focus="false" form:apply-design-mode="false"/>
        <draw:frame presentation:style-name="pr8" draw:text-style-name="P7" draw:layer="layout" svg:width="23.726cm" svg:height="1.889cm" svg:x="5.463cm" svg:y="0.71cm" presentation:class="title" presentation:user-transformed="true">
          <draw:text-box>
            <text:p text:style-name="P7"><text:span text:style-name="T11">Field API Introduction</text:span></text:p>
          </draw:text-box>
        </draw:frame>
        <draw:frame presentation:style-name="pr9" draw:layer="layout" svg:width="28.328cm" svg:height="14.818cm" svg:x="0.735cm" svg:y="3.988cm" presentation:class="outline" presentation:user-transformed="true">
          <draw:text-box>
            <text:list text:style-name="L2">
              <text:list-item>
                <text:p>There are two fundamentals derived type in field api:</text:p>
                <text:list>
                  <text:list-item>
                    <text:p>The field owner</text:p>
                  </text:list-item>
                  <text:list-item>
                    <text:p>The field wrapper</text:p>
                    <text:p/>
                    <text:p>The field owner is designed to handle data entirely with field api</text:p>
                    <text:p>The field wrapper is designed to handle data that needs to be encapsulated with field api but that are declared and initialised outside of field api reach.</text:p>
                    <text:p/>
                  </text:list-item>
                </text:list>
              </text:list-item>
            </text:list>
          </draw:text-box>
        </draw:frame>
        <draw:custom-shape draw:style-name="gr3" draw:text-style-name="P8" draw:layer="layout" svg:width="3.672cm" svg:height="0.735cm" svg:x="0.735cm" svg:y="14.3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.673cm" svg:height="11.744cm" svg:x="2.21cm" svg:y="1.558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F-ModelePresentation1" presentation:presentation-page-layout-name="AL2T1">
        <office:forms form:automatic-focus="false" form:apply-design-mode="false"/>
        <draw:frame presentation:style-name="pr7" draw:layer="layout" svg:width="23.467cm" svg:height="1.71cm" svg:x="5.456cm" svg:y="0.69cm" presentation:class="title" presentation:user-transformed="true">
          <draw:text-box>
            <text:p>Field owner creation example</text:p>
          </draw:text-box>
        </draw:frame>
        <draw:frame presentation:style-name="pr11" draw:text-style-name="P4" draw:layer="layout" svg:width="28.223cm" svg:height="15.15cm" svg:x="0.758cm" svg:y="3.767cm" presentation:class="outline" presentation:user-transformed="true">
          <draw:text-box>
            <text:list text:style-name="L2">
              <text:list-item>
                <text:p><text:span text:style-name="T13"/></text:p>
              </text:list-item>
              <text:list-item>
                <text:p><text:span text:style-name="T14">USE </text:span><text:span text:style-name="T15">FIELD_MODULE</text:span></text:p>
              </text:list-item>
              <text:list-item>
                <text:p><text:span text:style-name="T14">USE </text:span><text:span text:style-name="T15">FIELD_FACTORY_MODULE</text:span></text:p>
              </text:list-item>
              <text:list-item>
                <text:p><text:span text:style-name="T14">CLASS</text:span><text:span text:style-name="T15">(FIELD_2RB),</text:span><text:span text:style-name="T16"> </text:span><text:span text:style-name="T14">POINTER</text:span><text:span text:style-name="T16"> </text:span><text:span text:style-name="T14">::</text:span><text:span text:style-name="T16"> </text:span><text:span text:style-name="T15">FO</text:span><text:span text:style-name="T16"> </text:span><text:span text:style-name="T17">=&gt;</text:span><text:span text:style-name="T16"> </text:span><text:span text:style-name="T18">NULL</text:span><text:span text:style-name="T15">()</text:span></text:p>
              </text:list-item>
              <text:list-item>
                <text:p><text:span text:style-name="T14">CALL </text:span><text:span text:style-name="T15">FIELD_NEW(FO,</text:span><text:span text:style-name="T16"> LBOUNDS=[</text:span><text:span text:style-name="T17">1</text:span><text:span text:style-name="T15">,</text:span><text:span text:style-name="T17">1]</text:span><text:span text:style-name="T15">,UBOUNDS=</text:span><text:span text:style-name="T17">[N</text:span><text:span text:style-name="T15">,M</text:span><text:span text:style-name="T17">]</text:span><text:span text:style-name="T15">)</text:span></text:p>
              </text:list-item>
              <text:list-item>
                <text:p><text:span text:style-name="T19">! Use it here</text:span></text:p>
              </text:list-item>
              <text:list-item>
                <text:p><text:span text:style-name="T14">CALL </text:span><text:span text:style-name="T15">FIELD_DELETE(FO)</text:span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F-ModelePresentation1" presentation:presentation-page-layout-name="AL2T1">
        <office:forms form:automatic-focus="false" form:apply-design-mode="false"/>
        <draw:frame presentation:style-name="pr7" draw:layer="layout" svg:width="23.467cm" svg:height="1.71cm" svg:x="5.456cm" svg:y="0.69cm" presentation:class="title" presentation:user-transformed="true">
          <draw:text-box>
            <text:p>Field wrapper creation example</text:p>
          </draw:text-box>
        </draw:frame>
        <draw:frame presentation:style-name="pr11" draw:text-style-name="P4" draw:layer="layout" svg:width="28.223cm" svg:height="15.15cm" svg:x="0.758cm" svg:y="3.767cm" presentation:class="outline" presentation:user-transformed="true">
          <draw:text-box>
            <text:list text:style-name="L2">
              <text:list-item>
                <text:p><text:span text:style-name="T21">INTEGER</text:span><text:span text:style-name="T22"> </text:span><text:span text:style-name="T13">::</text:span><text:span text:style-name="T22"> </text:span><text:span text:style-name="T23">MY_DATA(:,:)</text:span></text:p>
              </text:list-item>
              <text:list-item>
                <text:p><text:span text:style-name="T13">ALLOCATE</text:span><text:span text:style-name="T23">(MY_DATA(N,M)</text:span></text:p>
              </text:list-item>
              <text:list-item>
                <text:p><text:span text:style-name="T22"/></text:p>
              </text:list-item>
              <text:list-item>
                <text:p><text:span text:style-name="T24">! Lots of compute code here</text:span></text:p>
              </text:list-item>
              <text:list-item>
                <text:p><text:span text:style-name="T24">! </text:span></text:p>
              </text:list-item>
              <text:list-item>
                <text:p><text:span text:style-name="T24">! Now in another subroutine, that received MY_DATA</text:span></text:p>
              </text:list-item>
              <text:list-item>
                <text:p><text:span text:style-name="T22"/></text:p>
              </text:list-item>
              <text:list-item>
                <text:p><text:span text:style-name="T13">USE </text:span><text:span text:style-name="T23">FIELD_MODULE</text:span></text:p>
              </text:list-item>
              <text:list-item>
                <text:p><text:span text:style-name="T13">USE </text:span><text:span text:style-name="T23">FIELD_FACTORY_MODULE</text:span></text:p>
              </text:list-item>
              <text:list-item>
                <text:p><text:span text:style-name="T13">CLASS</text:span><text:span text:style-name="T23">(FIELD_2RB),</text:span><text:span text:style-name="T22"> </text:span><text:span text:style-name="T13">POINTER</text:span><text:span text:style-name="T22"> </text:span><text:span text:style-name="T13">::</text:span><text:span text:style-name="T22"> </text:span><text:span text:style-name="T23">FW</text:span><text:span text:style-name="T22"> </text:span><text:span text:style-name="T25">=&gt;</text:span><text:span text:style-name="T22"> </text:span><text:span text:style-name="T26">NULL</text:span><text:span text:style-name="T23">()</text:span></text:p>
              </text:list-item>
              <text:list-item>
                <text:p><text:span text:style-name="T13">CALL </text:span><text:span text:style-name="T23">FIELD_NEW(FW,</text:span><text:span text:style-name="T22"> </text:span><text:span text:style-name="T13">DATA</text:span><text:span text:style-name="T25">=</text:span><text:span text:style-name="T23">MY_DATA)</text:span></text:p>
              </text:list-item>
              <text:list-item>
                <text:p><text:span text:style-name="T24">! Use it here</text:span></text:p>
              </text:list-item>
              <text:list-item>
                <text:p text:style-name="P6"><text:span text:style-name="T13">CALL </text:span><text:span text:style-name="T23">FIELD_DELETE(FO)</text:span></text:p>
              </text:list-item>
              <text:list-item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F-ModelePresentation1" presentation:presentation-page-layout-name="AL2T1">
        <office:forms form:automatic-focus="false" form:apply-design-mode="false"/>
        <draw:frame presentation:style-name="pr7" draw:layer="layout" svg:width="23.467cm" svg:height="1.71cm" svg:x="5.256cm" svg:y="0.69cm" presentation:class="title">
          <draw:text-box>
            <text:p>Field API, usage example</text:p>
          </draw:text-box>
        </draw:frame>
        <draw:frame presentation:style-name="pr11" draw:text-style-name="P4" draw:layer="layout" svg:width="28.223cm" svg:height="15.15cm" svg:x="0.758cm" svg:y="3.767cm" presentation:class="outline">
          <draw:text-box>
            <text:list text:style-name="L2">
              <text:list-item>
                <text:p><text:span text:style-name="T27">CLASS</text:span><text:span text:style-name="T28">(FIELD_3RB)</text:span><text:span text:style-name="T29"> </text:span><text:span text:style-name="T27">::</text:span><text:span text:style-name="T29"> </text:span><text:span text:style-name="T28">F</text:span><text:span text:style-name="T29"> </text:span><text:span text:style-name="T30">=&gt;</text:span><text:span text:style-name="T29"> </text:span><text:span text:style-name="T31">NULL</text:span><text:span text:style-name="T28">()</text:span></text:p>
              </text:list-item>
              <text:list-item>
                <text:p><text:span text:style-name="T32">REAL</text:span><text:span text:style-name="T28">(</text:span><text:span text:style-name="T31">KIND</text:span><text:span text:style-name="T30">=</text:span><text:span text:style-name="T28">JPRB)</text:span><text:span text:style-name="T29"> </text:span><text:span text:style-name="T27">::</text:span><text:span text:style-name="T29"> </text:span><text:span text:style-name="T28">PTR(:,:,:)</text:span></text:p>
              </text:list-item>
              <text:list-item>
                <text:p><text:span text:style-name="T27">CALL </text:span><text:span text:style-name="T28">FIELD_NEW(F,</text:span><text:span text:style-name="T29"> </text:span><text:span text:style-name="T28">UBOUNDS</text:span><text:span text:style-name="T30">=</text:span><text:span text:style-name="T28">[NPROMA,NFLEVG,NGPBLKS])</text:span></text:p>
              </text:list-item>
              <text:list-item>
                <text:p><text:span text:style-name="T33">! Get a pointer on host's data (cpu) and do some work with it</text:span></text:p>
              </text:list-item>
              <text:list-item>
                <text:p text:style-name="P6"><text:span text:style-name="T27">CALL </text:span><text:span text:style-name="T28">F%GET_HOST_DATA_RDWR(PTR)</text:span></text:p>
              </text:list-item>
              <text:list-item>
                <text:p text:style-name="P6"><text:span text:style-name="T28">PTR</text:span><text:span text:style-name="T30">=</text:span><text:span text:style-name="T28">A</text:span><text:span text:style-name="T30">+</text:span><text:span text:style-name="T28">B</text:span></text:p>
              </text:list-item>
              <text:list-item>
                <text:p><text:span text:style-name="T33">! Get a pointer on device's data (gpu) and work with it on the gpu</text:span></text:p>
              </text:list-item>
              <text:list-item>
                <text:p><text:span text:style-name="T33">! Since we have asked for a read-write pointer on the cpu data before, field api will copy the data to the gpu before handling a pointer to the user.</text:span></text:p>
              </text:list-item>
              <text:list-item>
                <text:p><text:span text:style-name="T27">CALL </text:span><text:span text:style-name="T28">F%GET_DEVICE_DATA_RDWR(PTR)</text:span></text:p>
              </text:list-item>
              <text:list-item>
                <text:p><text:span text:style-name="T33">!$ACC KERNELS</text:span></text:p>
              </text:list-item>
              <text:list-item>
                <text:p><text:span text:style-name="T27">DO </text:span><text:span text:style-name="T30">1</text:span><text:span text:style-name="T28">,</text:span><text:span text:style-name="T30">10</text:span></text:p>
              </text:list-item>
              <text:list-item>
                <text:p><text:span text:style-name="T33">!COMPUTE STUFF WITH PTR</text:span></text:p>
              </text:list-item>
              <text:list-item>
                <text:p><text:span text:style-name="T27">ENDDO</text:span></text:p>
              </text:list-item>
              <text:list-item>
                <text:p><text:span text:style-name="T33">!$ACC END KERNELS</text:span></text:p>
              </text:list-item>
              <text:list-item>
                <text:p><text:span text:style-name="T33"/></text:p>
              </text:list-item>
              <text:list-item>
                <text:p><text:span text:style-name="T34"/></text:p>
              </text:list-item>
              <text:list-item>
                <text:p><text:span text:style-name="T34"/></text:p>
              </text:list-item>
              <text:list-item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F-ModelePresentation1" presentation:presentation-page-layout-name="AL2T1">
        <office:forms form:automatic-focus="false" form:apply-design-mode="false"/>
        <draw:frame presentation:style-name="pr4" draw:layer="layout" svg:width="23.467cm" svg:height="1.71cm" svg:x="5.256cm" svg:y="0.69cm" presentation:class="title" presentation:user-transformed="true">
          <draw:text-box>
            <text:p>Refactoring with field API, YOMRADF</text:p>
          </draw:text-box>
        </draw:frame>
        <draw:frame presentation:style-name="pr5" draw:layer="layout" svg:width="28.223cm" svg:height="15.15cm" svg:x="0.758cm" svg:y="3.767cm" presentation:class="outline">
          <draw:text-box>
            <text:list text:style-name="L2">
              <text:list-item>
                <text:list>
                  <text:list-item>
                    <text:p><text:span text:style-name="T35">TRADF type contains a list of allocatable arrays</text:span></text:p>
                  </text:list-item>
                  <text:list-item>
                    <text:p><text:span text:style-name="T35">We replace them by pointers, and add field API types to hold the data</text:span></text:p>
                  </text:list-item>
                  <text:list-item>
                    <text:p><text:span text:style-name="T35">Replace the previous init/destroy code by new methods in TRADF type</text:span></text:p>
                  </text:list-item>
                  <text:list-item>
                    <text:p><text:span text:style-name="T35">Add method to update the view on the blocks</text:span></text:p>
                  </text:list-item>
                </text:list>
              </text:list-item>
              <text:list-item>
                <text:p text:style-name="P6"><text:span text:style-name="T35"/></text:p>
                <text:p text:style-name="P6"><text:span text:style-name="T35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style-name="Norm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textarea-horizontal-align="center" fo:padding-top="0cm" fo:padding-bottom="0cm" fo:padding-left="0cm" fo:padding-right="0cm" draw:start-line-spacing-horizontal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fo:padding-left="0cm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center"/>
      <style:text-properties fo:color="#000080" loext:opacity="100%"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22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eur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Auteu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2" fo:font-family="'Liberation Serif'" style:font-style-name="Normal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F-ModelePresentation-background" style:family="presentation">
      <style:graphic-properties draw:stroke="none" draw:fill="none" draw:fill-image-width="0cm" draw:fill-image-height="0cm"/>
      <style:paragraph-properties fo:margin-left="0cm" fo:margin-right="0cm" fo:text-indent="0cm"/>
      <style:text-properties style:letter-kerning="true"/>
    </style:style>
    <style:style style:name="MF-Modele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F-ModelePr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F-ModelePresentation-outline1" style:family="presentation">
      <style:graphic-properties draw:stroke="none" draw:fill="none" draw:auto-grow-height="false" draw:fit-to-size="false" style:shrink-to-fit="true">
        <text:list-style style:name="MF-Modele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-outline2" style:family="presentation" style:parent-style-name="MF-ModelePresenta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F-ModelePresentation-outline3" style:family="presentation" style:parent-style-name="MF-ModelePresenta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F-ModelePresentation-outline4" style:family="presentation" style:parent-style-name="MF-ModelePresenta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F-ModelePresentation-outline5" style:family="presentation" style:parent-style-name="MF-ModelePresenta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6" style:family="presentation" style:parent-style-name="MF-ModelePresenta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7" style:family="presentation" style:parent-style-name="MF-ModelePresenta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8" style:family="presentation" style:parent-style-name="MF-ModelePresenta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9" style:family="presentation" style:parent-style-name="MF-ModelePresenta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subtitle" style:family="presentation">
      <style:graphic-properties draw:stroke="none" draw:fill="none" draw:textarea-vertical-align="middle">
        <text:list-style style:name="MF-Modele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-title" style:family="presentation">
      <style:graphic-properties draw:stroke="none" draw:fill="none" draw:textarea-vertical-align="middle">
        <text:list-style style:name="MF-Modele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F-ModelePresentation1-background" style:family="presentation">
      <style:graphic-properties draw:stroke="none" draw:fill="none"/>
      <style:text-properties style:letter-kerning="true"/>
    </style:style>
    <style:style style:name="MF-ModelePre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F-ModelePre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F-ModelePresentation1-outline1" style:family="presentation">
      <style:graphic-properties draw:stroke="none" draw:fill="none" draw:auto-grow-height="false" draw:fit-to-size="false" style:shrink-to-fit="true" draw:shadow-color="#000000">
        <text:list-style style:name="MF-ModelePresentation1-outline1">
          <text:list-level-style-number text:level="1" style:num-format="">
            <style:list-level-properties text:space-before="0.3cm" text:min-label-width="1.4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1.4cm"/>
            <style:text-properties fo:font-family="'Segoe UI'" style:font-style-name="Normal" style:use-window-font-color="true" fo:font-size="80%"/>
          </text:list-level-style-bullet>
          <text:list-level-style-bullet text:level="3" text:bullet-char="►">
            <style:list-level-properties text:space-before="2.8cm" text:min-label-width="1.4cm"/>
            <style:text-properties fo:font-family="'Noto Sans'" style:font-style-name="Regular" style:font-family-generic="swiss" style:use-window-font-color="true" fo:font-size="50%"/>
          </text:list-level-style-bullet>
          <text:list-level-style-bullet text:level="4" text:bullet-char="—">
            <style:list-level-properties text:space-before="4.2cm" text:min-label-width="1.4cm"/>
            <style:text-properties fo:font-family="'Noto Sans'" style:font-style-name="Regular" style:font-family-generic="swiss" style:use-window-font-color="true" fo:font-size="75%"/>
          </text:list-level-style-bullet>
          <text:list-level-style-bullet text:level="5" text:bullet-char="»">
            <style:list-level-properties text:space-before="5.4cm" text:min-label-width="1.4cm"/>
            <style:text-properties fo:font-family="'Segoe UI'" style:font-style-name="Normal" style:use-window-font-color="true" fo:font-size="100%"/>
          </text:list-level-style-bullet>
          <text:list-level-style-bullet text:level="6" text:bullet-char="»">
            <style:list-level-properties text:space-before="6.6cm" text:min-label-width="1.4cm"/>
            <style:text-properties fo:font-family="'Noto Sans'" style:font-style-name="Regular" style:font-family-generic="swiss" style:use-window-font-color="true" fo:font-size="45%"/>
          </text:list-level-style-bullet>
          <text:list-level-style-bullet text:level="7" text:bullet-char="»">
            <style:list-level-properties text:space-before="7.8cm" text:min-label-width="1.4cm"/>
            <style:text-properties fo:font-family="'Noto Sans'" style:font-style-name="Regular" style:font-family-generic="swiss" style:use-window-font-color="true" fo:font-size="45%"/>
          </text:list-level-style-bullet>
          <text:list-level-style-bullet text:level="8" text:bullet-char="●">
            <style:list-level-properties text:space-before="9cm" text:min-label-width="1.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1.4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1.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1-outline2" style:family="presentation" style:parent-style-name="MF-ModelePresentation1-outline1">
      <style:paragraph-properties fo:margin-left="0cm" fo:margin-right="0cm" fo:margin-top="0.399cm" fo:margin-bottom="0cm" fo:text-indent="0cm"/>
      <style:text-properties fo:font-size="22pt" style:font-size-asian="28pt" style:font-size-complex="28pt"/>
    </style:style>
    <style:style style:name="MF-ModelePresentation1-outline3" style:family="presentation" style:parent-style-name="MF-ModelePresentation1-outline2">
      <style:paragraph-properties fo:margin-left="0cm" fo:margin-right="0cm" fo:margin-top="0.3cm" fo:margin-bottom="0cm" fo:text-indent="0cm"/>
      <style:text-properties fo:font-size="22pt" style:font-size-asian="24pt" style:font-size-complex="24pt"/>
    </style:style>
    <style:style style:name="MF-ModelePresentation1-outline4" style:family="presentation" style:parent-style-name="MF-ModelePresentation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F-ModelePresentation1-outline5" style:family="presentation" style:parent-style-name="MF-ModelePresentation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6" style:family="presentation" style:parent-style-name="MF-ModelePresentation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7" style:family="presentation" style:parent-style-name="MF-ModelePresentation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8" style:family="presentation" style:parent-style-name="MF-ModelePresentation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9" style:family="presentation" style:parent-style-name="MF-ModelePresentation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subtitle" style:family="presentation">
      <style:graphic-properties draw:stroke="none" draw:fill="none" draw:textarea-vertical-align="middle">
        <text:list-style style:name="MF-ModelePre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1-title" style:family="presentation">
      <style:graphic-properties draw:stroke="none" draw:fill="solid" draw:fill-color="#ffffff" draw:opacity="100%" draw:textarea-vertical-align="middle">
        <text:list-style style:name="MF-ModelePre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F-ModelePresent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F-ModelePresent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F-ModelePresent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F-ModelePresentation1-outline1">
      <style:graphic-properties draw:fit-to-size="false" style:shrink-to-fit="true" fo:min-height="12.18cm" loext:decorative="false"/>
      <style:paragraph-properties style:writing-mode="lr-tb"/>
    </style:style>
    <style:style style:name="Mpr5" style:family="presentation" style:parent-style-name="MF-ModelePresentation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MF-ModelePresentation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F-ModelePresentatio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ans1" fo:font-size="14pt" style:font-size-asian="14pt" style:font-size-complex="14pt"/>
    </style:style>
    <style:style style:name="MP10" style:family="paragraph">
      <style:paragraph-properties style:writing-mode="lr-tb"/>
      <style:text-properties style:font-name="Liberation Sans1" fo:font-size="14pt" style:font-size-asian="14pt" style:font-size-complex="14pt"/>
    </style:style>
    <style:style style:name="MP11" style:family="paragraph">
      <loext:graphic-properties draw:fill="none" draw:fill-color="#ffffff"/>
      <style:text-properties style:font-name="Liberation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1.4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1.4cm"/>
        <style:text-properties fo:font-family="'Segoe UI'" style:font-style-name="Normal" style:use-window-font-color="true" fo:font-size="80%"/>
      </text:list-level-style-bullet>
      <text:list-level-style-bullet text:level="3" text:bullet-char="►">
        <style:list-level-properties text:space-before="2.8cm" text:min-label-width="1.4cm"/>
        <style:text-properties fo:font-family="'Noto Sans'" style:font-style-name="Regular" style:font-family-generic="swiss" style:use-window-font-color="true" fo:font-size="50%"/>
      </text:list-level-style-bullet>
      <text:list-level-style-bullet text:level="4" text:bullet-char="—">
        <style:list-level-properties text:space-before="4.2cm" text:min-label-width="1.4cm"/>
        <style:text-properties fo:font-family="'Noto Sans'" style:font-style-name="Regular" style:font-family-generic="swiss" style:use-window-font-color="true" fo:font-size="75%"/>
      </text:list-level-style-bullet>
      <text:list-level-style-bullet text:level="5" text:bullet-char="»">
        <style:list-level-properties text:space-before="5.4cm" text:min-label-width="1.4cm"/>
        <style:text-properties fo:font-family="'Segoe UI'" style:font-style-name="Normal" style:use-window-font-color="true" fo:font-size="100%"/>
      </text:list-level-style-bullet>
      <text:list-level-style-bullet text:level="6" text:bullet-char="»">
        <style:list-level-properties text:space-before="6.6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7" text:bullet-char="»">
        <style:list-level-properties text:space-before="7.8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1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4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MF-ModelePresent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F-ModelePresentation-title" draw:layer="backgroundobjects" svg:width="25.458cm" svg:height="3.6cm" svg:x="1.803cm" svg:y="8.8cm" presentation:class="title" presentation:placeholder="true">
        <draw:text-box/>
      </draw:frame>
      <draw:frame presentation:style-name="MF-ModelePresentation-outline1" draw:layer="backgroundobjects" svg:width="16.127cm" svg:height="10.725cm" svg:x="31.619cm" svg:y="7.867cm" presentation:class="outline" presentation:placeholder="true">
        <draw:text-box/>
      </draw:frame>
      <draw:frame presentation:style-name="Mpr1" draw:text-style-name="MP2" draw:layer="backgroundobjects" svg:width="6.919cm" svg:height="0.779cm" svg:x="1.485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9.517cm" svg:height="0.779cm" svg:x="9.545cm" svg:y="19.8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2.758cm" svg:height="2.6cm" svg:x="5.37cm" svg:y="0.7cm">
        <draw:image xlink:href="Pictures/100000000000049D0000049DE071B7E6.jpg" xlink:type="simple" xlink:show="embed" xlink:actuate="onLoad" draw:mime-type="image/jpeg">
          <text:p/>
        </draw:image>
      </draw:frame>
      <draw:frame draw:style-name="Mgr3" draw:text-style-name="MP7" draw:layer="backgroundobjects" svg:width="3.222cm" svg:height="2.598cm" svg:x="1.8cm" svg:y="0.7cm">
        <draw:image xlink:href="Pictures/1000000000000167000001335417D5D5.png" xlink:type="simple" xlink:show="embed" xlink:actuate="onLoad" draw:mime-type="image/png">
          <text:p/>
        </draw:image>
      </draw:frame>
      <presentation:notes style:page-layout-name="PM0">
        <draw:page-thumbnail presentation:style-name="MF-ModelePresentation-title" draw:layer="backgroundobjects" svg:width="14.848cm" svg:height="11.136cm" svg:x="3.075cm" svg:y="2.257cm" presentation:class="page"/>
        <draw:frame presentation:style-name="MF-Modele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F-ModelePresentation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F-ModelePresentation1-title" draw:layer="backgroundobjects" svg:width="23.467cm" svg:height="1.71cm" svg:x="5.256cm" svg:y="0.69cm" presentation:class="title" presentation:placeholder="true">
        <draw:text-box/>
      </draw:frame>
      <draw:frame presentation:style-name="Mpr4" draw:layer="backgroundobjects" svg:width="28.223cm" svg:height="15.15cm" svg:x="0.758cm" svg:y="3.767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6" draw:layer="backgroundobjects" svg:width="20.405cm" svg:height="1cm" svg:x="3.776cm" svg:y="20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9" draw:layer="backgroundobjects" svg:width="2.889cm" svg:height="0.579cm" svg:x="26.33cm" svg:y="19.978cm" presentation:class="page-number">
        <draw:text-box>
          <text:p text:style-name="MP8"><text:span text:style-name="MT2"><text:page-number>&lt;numéro&gt;</text:page-number></text:span><text:span text:style-name="MT2">/</text:span><text:span text:style-name="MT2"><text:page-count>8</text:page-count></text:span></text:p>
        </draw:text-box>
      </draw:frame>
      <draw:frame draw:style-name="Mgr3" draw:text-style-name="MP7" draw:layer="backgroundobjects" svg:width="1.7cm" svg:height="1.7cm" svg:x="3.06cm" svg:y="0.7cm">
        <draw:image xlink:href="Pictures/100000000000049D0000049DE071B7E6.jpg" xlink:type="simple" xlink:show="embed" xlink:actuate="onLoad" draw:mime-type="image/jpeg">
          <text:p/>
        </draw:image>
      </draw:frame>
      <draw:frame draw:style-name="Mgr3" draw:text-style-name="MP7" draw:layer="backgroundobjects" svg:width="2.111cm" svg:height="1.7cm" svg:x="0.79cm" svg:y="0.7cm">
        <draw:image xlink:href="Pictures/1000000000000167000001335417D5D5.png" xlink:type="simple" xlink:show="embed" xlink:actuate="onLoad" draw:mime-type="image/png">
          <text:p/>
        </draw:image>
      </draw:frame>
      <draw:frame presentation:style-name="Mpr5" draw:text-style-name="MP11" draw:layer="backgroundobjects" svg:width="6.919cm" svg:height="1.448cm" svg:x="0.761cm" svg:y="20cm" presentation:class="date-time">
        <draw:text-box>
          <text:p text:style-name="MP10"><text:span text:style-name="MT2"><presentation:date-time/></text:span></text:p>
        </draw:text-box>
      </draw:frame>
      <presentation:notes style:page-layout-name="PM0">
        <draw:page-thumbnail presentation:style-name="MF-ModelePresentation1-title" draw:layer="backgroundobjects" svg:width="16.673cm" svg:height="11.744cm" svg:x="2.21cm" svg:y="1.558cm" presentation:class="page"/>
        <draw:frame presentation:style-name="MF-ModelePre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3:43:17.182747517</meta:creation-date>
    <meta:editing-duration>P2DT13M3S</meta:editing-duration>
    <meta:editing-cycles>35</meta:editing-cycles>
    <meta:generator>LibreOffice/7.6.7.2$Linux_X86_64 LibreOffice_project/dd47e4b30cb7dab30588d6c79c651f218165e3c5</meta:generator>
    <dc:date>2025-10-22T15:19:26.166255344</dc:date>
    <meta:print-date>2025-04-03T13:16:16.166246412</meta:print-date>
    <meta:printed-by>Fichiers PDF</meta:printed-by>
    <meta:document-statistic meta:object-count="69"/>
  </office:meta>
</office:document-meta>
</file>